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4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5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list-style-name="LFO5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6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Normal" style:list-style-name="LFO6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list-style-name="LFO6" style:family="paragraph"/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list-style-name="LFO7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7" style:family="paragraph"/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7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list-style-name="LFO8" style:family="paragraph"/>
    <style:style style:name="P62" style:parent-style-name="Normal" style:list-style-name="LFO8" style:family="paragraph"/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9" style:family="paragraph"/>
    <style:style style:name="P65" style:parent-style-name="Normal" style:list-style-name="LFO9" style:family="paragraph"/>
    <style:style style:name="P66" style:parent-style-name="Normal" style:list-style-name="LFO9" style:family="paragraph"/>
    <style:style style:name="P67" style:parent-style-name="Normal" style:list-style-name="LFO9" style:family="paragraph"/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list-style-name="LFO10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10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list-style-name="LFO11" style:family="paragraph"/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list-style-name="LFO11" style:family="paragraph"/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list-style-name="LFO11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list-style-name="LFO12" style:family="paragraph"/>
    <style:style style:name="P83" style:parent-style-name="Normal" style:list-style-name="LFO12" style:family="paragraph"/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list-style-name="LFO13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13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14" style:family="paragraph"/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14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list-style-name="LFO15" style:family="paragraph"/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list-style-name="LFO15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list-style-name="LFO16" style:family="paragraph"/>
    <style:style style:name="T101" style:parent-style-name="Policepardéfaut" style:family="text">
      <style:text-properties fo:font-weight="bold" style:font-weight-asian="bold" style:font-weight-complex="bold"/>
    </style:style>
    <style:style style:name="P102" style:parent-style-name="Normal" style:list-style-name="LFO16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list-style-name="LFO16" style:family="paragraph"/>
    <style:style style:name="T105" style:parent-style-name="Policepardéfaut" style:family="text">
      <style:text-properties fo:font-weight="bold" style:font-weight-asian="bold" style:font-weight-complex="bold"/>
    </style:style>
    <style:style style:name="P106" style:parent-style-name="Normal" style:list-style-name="LFO16" style:family="paragraph"/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list-style-name="LFO17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list-style-name="LFO18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ahier des Spécifications Techniques pour le Workflow de l'Agence Furious Ducks</text:span></text:p>
      <text:p text:style-name="P3">1. Préconisations Techniques</text:p>
      <text:p text:style-name="P4">Infrastructure</text:p>
      <text:list text:style-name="LFO1" text:continue-numbering="true">
        <text:list-item>
          <text:p text:style-name="P5"><text:span text:style-name="T6">Serveur dédié ou Cloud</text:span><text:s/>: Choix d'une infrastructure Cloud (AWS, GCP, ou DigitalOcean) pour sa flexibilité et son évolutivité.</text:p>
        </text:list-item>
        <text:list-item>
          <text:p text:style-name="P7"><text:span text:style-name="T8">Système d'exploitation</text:span><text:s/>: Linux (Ubuntu Server ou Debian) pour la stabilité et la compatibilité avec Docker.</text:p>
        </text:list-item>
        <text:list-item>
          <text:p text:style-name="P9"><text:span text:style-name="T10">Orchestration des conteneurs</text:span><text:s/>: Kubernetes pour la gestion des déploiements et la scalabilité.</text:p>
        </text:list-item>
      </text:list>
      <text:p text:style-name="P11">Briques logicielles</text:p>
      <text:list text:style-name="LFO2" text:continue-numbering="true">
        <text:list-item>
          <text:p text:style-name="P12"><text:span text:style-name="T13">Intégration Continue (CI)</text:span><text:s/>: Jenkins, outil open source puissant et modulaire.</text:p>
        </text:list-item>
        <text:list-item>
          <text:p text:style-name="P14"><text:span text:style-name="T15">Gestion de code source (SCM)</text:span><text:s/>: GitLab (open-source, CI/CD intégré, gestion des dépôts).</text:p>
        </text:list-item>
        <text:list-item>
          <text:p text:style-name="P16"><text:span text:style-name="T17">Tests applicatifs</text:span><text:s/>: Selenium pour tests fonctionnels, JUnit/PyTest pour tests unitaires.</text:p>
        </text:list-item>
        <text:list-item>
          <text:p text:style-name="P18"><text:span text:style-name="T19">Backup</text:span><text:s/>: BorgBackup ou Restic pour sauvegardes automatisées et chiffrées.</text:p>
        </text:list-item>
        <text:list-item>
          <text:p text:style-name="P20"><text:span text:style-name="T21">Monitoring</text:span><text:s/>: Prometheus (métriques), Grafana (visualisation), et ELK Stack pour logs.</text:p>
        </text:list-item>
        <text:list-item>
          <text:p text:style-name="P22"><text:span text:style-name="T23">Reverse Proxy</text:span><text:s/>: Traefik pour la gestion dynamique des services Docker.</text:p>
        </text:list-item>
      </text:list>
      <text:p text:style-name="P24">2. Diagramme d'Infrastructure</text:p>
      <text:p text:style-name="Normal">(Diagramme présenté sous forme visuelle dans le rapport final)</text:p>
      <text:p text:style-name="P25">3. Diagrammes UML et BPMN</text:p>
      <text:list text:style-name="LFO3" text:continue-numbering="true">
        <text:list-item>
          <text:p text:style-name="P26"><text:span text:style-name="T27">Diagramme UML</text:span><text:s/>: Processus de déploiement CI/CD.</text:p>
        </text:list-item>
        <text:list-item>
          <text:p text:style-name="P28"><text:span text:style-name="T29">Diagramme BPMN</text:span><text:s/>: Flux de travail des différents étapes du workflow.</text:p>
        </text:list-item>
      </text:list>
      <text:p text:style-name="P30">4. Facteurs-Risques</text:p>
      <text:list text:style-name="LFO4" text:continue-numbering="true">
        <text:list-item>
          <text:p text:style-name="P31"><text:span text:style-name="T32">Risque de dépendance technologique</text:span><text:s/>: Utilisation d'outils open-source pour garantir la portabilité.</text:p>
        </text:list-item>
        <text:list-item>
          <text:p text:style-name="P33"><text:span text:style-name="T34">Risque de surcharge des serveurs</text:span><text:s/>: Mise en place d'une architecture scalable sur Kubernetes.</text:p>
        </text:list-item>
        <text:list-item>
          <text:p text:style-name="P35"><text:span text:style-name="T36">Risque de non-adoption par les équipes</text:span><text:s/>: Formation et documentation complète.</text:p>
        </text:list-item>
      </text:list>
      <text:p text:style-name="P37">5. Estimation des Coûts</text:p>
      <text:list text:style-name="LFO5" text:continue-numbering="true">
        <text:list-item>
          <text:p text:style-name="P38"><text:span text:style-name="T39">Étude et développement</text:span><text:s/>: 30 000 €</text:p>
        </text:list-item>
        <text:list-item>
          <text:p text:style-name="P40"><text:span text:style-name="T41">Coût d'hébergement</text:span><text:s/>: 500 €/mois (AWS/GCP)</text:p>
        </text:list-item>
        <text:list-item>
          <text:p text:style-name="P42"><text:span text:style-name="T43">Coût de formation et maintenance</text:span><text:s/>: 5 000 €/an</text:p>
        </text:list-item>
      </text:list>
      <text:p text:style-name="P44">6. Procédures Utilisateurs</text:p>
      <text:list text:style-name="LFO6" text:continue-numbering="true">
        <text:list-item>
          <text:p text:style-name="P45"><text:span text:style-name="T46">Guide d'utilisation de Jenkins</text:span></text:p>
        </text:list-item>
        <text:list-item>
          <text:p text:style-name="P47"><text:span text:style-name="T48">Procédure de déploiement d'un projet</text:span></text:p>
        </text:list-item>
        <text:list-item>
          <text:p text:style-name="P49"><text:span text:style-name="T50">Sauvegarde et restauration des données</text:span></text:p>
        </text:list-item>
      </text:list>
      <text:p text:style-name="P51">7. Fiche de Poste pour Maintenance Workflow</text:p>
      <text:list text:style-name="LFO7" text:continue-numbering="true">
        <text:list-item>
          <text:p text:style-name="P52"><text:span text:style-name="T53">Poste</text:span><text:s/>: Ingénieur DevOps</text:p>
        </text:list-item>
        <text:list-item>
          <text:p text:style-name="P54"><text:span text:style-name="T55">Compétences requises</text:span><text:s/>: Docker, Kubernetes, CI/CD, Linux, Monitoring (Prometheus, Grafana).</text:p>
        </text:list-item>
        <text:list-item>
          <text:p text:style-name="P56"><text:span text:style-name="T57">Formation recommandée</text:span><text:s/>: Formation interne sur l'architecture mise en place.</text:p>
        </text:list-item>
      </text:list>
      <text:p text:style-name="P58">8. Présentation PowerPoint</text:p>
      <text:p text:style-name="Normal">(Présentation disponible dans le rapport final)</text:p>
      <text:p text:style-name="Normal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">Cahier des Charges et Site Internet du Jeu-Concours pour Thé Tip Top</text:span></text:p>
      <text:p text:style-name="P60">1. Étude Marketing</text:p>
      <text:list text:style-name="LFO8" text:continue-numbering="true">
        <text:list-item>
          <text:p text:style-name="P61">Analyse de la concurrence (Palais des thés, Kusmi Tea)</text:p>
        </text:list-item>
        <text:list-item>
          <text:p text:style-name="P62">Ciblage clientèle : amateurs de thé haut de gamme, consommateurs bio.</text:p>
        </text:list-item>
      </text:list>
      <text:p text:style-name="P63">2. Mix Marketing</text:p>
      <text:list text:style-name="LFO9" text:continue-numbering="true">
        <text:list-item>
          <text:p text:style-name="P64">Produit : Thés bio et handmades.</text:p>
        </text:list-item>
        <text:list-item>
          <text:p text:style-name="P65">Prix : Positionnement premium.</text:p>
        </text:list-item>
        <text:list-item>
          <text:p text:style-name="P66">Distribution : Boutiques physiques et e-commerce.</text:p>
        </text:list-item>
        <text:list-item>
          <text:p text:style-name="P67">Communication : Jeu-concours, réseaux sociaux, influenceurs.</text:p>
        </text:list-item>
      </text:list>
      <text:p text:style-name="P68">3. Facteurs-Risques</text:p>
      <text:list text:style-name="LFO10" text:continue-numbering="true">
        <text:list-item>
          <text:p text:style-name="P69"><text:span text:style-name="T70">Fraude au jeu</text:span><text:s/>: Système de vérification des codes.</text:p>
        </text:list-item>
        <text:list-item>
          <text:p text:style-name="P71"><text:span text:style-name="T72">Problèmes techniques</text:span><text:s/>: Tests poussés en préproduction.</text:p>
        </text:list-item>
      </text:list>
      <text:p text:style-name="P73">4. Planification (Diagramme Gantt en ASAP)</text:p>
      <text:p text:style-name="P74">5. Estimation des Coûts</text:p>
      <text:soft-page-break/>
      <text:list text:style-name="LFO11" text:continue-numbering="true">
        <text:list-item>
          <text:p text:style-name="P75"><text:span text:style-name="T76">Développement web</text:span><text:s/>: 50 000 €</text:p>
        </text:list-item>
        <text:list-item>
          <text:p text:style-name="P77"><text:span text:style-name="T78">Hébergement</text:span><text:s/>: 300 €/mois</text:p>
        </text:list-item>
        <text:list-item>
          <text:p text:style-name="P79"><text:span text:style-name="T80">Marketing &amp; Influenceurs</text:span><text:s/>: 20 000 €</text:p>
        </text:list-item>
      </text:list>
      <text:p text:style-name="P81">6. Réseaux Sociaux</text:p>
      <text:list text:style-name="LFO12" text:continue-numbering="true">
        <text:list-item>
          <text:p text:style-name="P82">Collaboration avec influenceurs Instagram et TikTok.</text:p>
        </text:list-item>
        <text:list-item>
          <text:p text:style-name="P83">Campagnes sponsorisées Facebook/Google.</text:p>
        </text:list-item>
      </text:list>
      <text:p text:style-name="P84">7. Outils d'Analyse</text:p>
      <text:list text:style-name="LFO13" text:continue-numbering="true">
        <text:list-item>
          <text:p text:style-name="P85"><text:span text:style-name="T86">Google Analytics</text:span><text:s/>: suivi des performances.</text:p>
        </text:list-item>
        <text:list-item>
          <text:p text:style-name="P87"><text:span text:style-name="T88">Hootsuite</text:span><text:s/>: gestion des réseaux sociaux.</text:p>
        </text:list-item>
      </text:list>
      <text:p text:style-name="P89">8. Charte Graphique</text:p>
      <text:list text:style-name="LFO14" text:continue-numbering="true">
        <text:list-item>
          <text:p text:style-name="P90"><text:span text:style-name="T91">Logo repensé</text:span><text:s/>: élégant, nature, bio.</text:p>
        </text:list-item>
        <text:list-item>
          <text:p text:style-name="P92"><text:span text:style-name="T93">Couleurs</text:span><text:s/>: Tons verts et naturels.</text:p>
        </text:list-item>
      </text:list>
      <text:p text:style-name="P94">9. Accessibilité &amp; RGPD</text:p>
      <text:list text:style-name="LFO15" text:continue-numbering="true">
        <text:list-item>
          <text:p text:style-name="P95"><text:span text:style-name="T96">Respect des normes WCAG 2.1</text:span></text:p>
        </text:list-item>
        <text:list-item>
          <text:p text:style-name="P97"><text:span text:style-name="T98">Politique de confidentialité RGPD-compliant</text:span></text:p>
        </text:list-item>
      </text:list>
      <text:p text:style-name="P99">10. Préconisations Techniques</text:p>
      <text:list text:style-name="LFO16" text:continue-numbering="true">
        <text:list-item>
          <text:p text:style-name="P100"><text:span text:style-name="T101">Backend</text:span><text:s/>: Node.js avec Express.js</text:p>
        </text:list-item>
        <text:list-item>
          <text:p text:style-name="P102"><text:span text:style-name="T103">Base de données</text:span><text:s/>: PostgreSQL</text:p>
        </text:list-item>
        <text:list-item>
          <text:p text:style-name="P104"><text:span text:style-name="T105">Frontend</text:span><text:s/>: Vue.js ou React</text:p>
        </text:list-item>
        <text:list-item>
          <text:p text:style-name="P106"><text:span text:style-name="T107">Authentification</text:span><text:s/>: OAuth2 (Google, Facebook)</text:p>
        </text:list-item>
      </text:list>
      <text:p text:style-name="P108">11. Adaptabilité Multi-Supports</text:p>
      <text:list text:style-name="LFO17" text:continue-numbering="true">
        <text:list-item>
          <text:p text:style-name="P109"><text:span text:style-name="T110">Design responsive</text:span><text:s/>: Mobile-first</text:p>
        </text:list-item>
      </text:list>
      <text:p text:style-name="P111">12. Présentation PowerPoint</text:p>
      <text:p text:style-name="Normal">(Présentation disponible dans le rapport final)</text:p>
      <text:p text:style-name="P112">13. Suivi du Projet</text:p>
      <text:list text:style-name="LFO18" text:continue-numbering="true">
        <text:list-item>
          <text:p text:style-name="P113"><text:span text:style-name="T114">Utilisation de Trello/Notion</text:span><text:s/>pour suivi et collaboration.</text:p>
        </text:list-item>
      </text:list>
      <text:p text:style-name="Normal"><text:span text:style-name="T115">Livrables</text:span><text:s/>: Cahier des charges, wireframes, prototypes, code source et documenta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3-21T11:30:00Z</meta:creation-date>
    <dc:date>2025-03-21T11:32:00Z</dc:date>
    <meta:template xlink:href="Normal.dotm" xlink:type="simple"/>
    <meta:editing-cycles>1</meta:editing-cycles>
    <meta:editing-duration>PT120S</meta:editing-duration>
    <meta:document-statistic meta:page-count="3" meta:paragraph-count="7" meta:word-count="559" meta:character-count="3632" meta:row-count="25" meta:non-whitespace-character-count="3080"/>
  </office:meta>
</office:document-meta>
</file>